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weight="normal" style:font-weight-asian="normal" style:font-weight-complex="normal"/>
    </style:style>
    <style:style style:name="P3" style:family="paragraph" style:parent-style-name="Standard" style:list-style-name="L1">
      <style:text-properties fo:language="en" fo:country="US" fo:font-weight="normal" style:font-weight-asian="normal" style:font-weight-complex="normal"/>
    </style:style>
    <style:style style:name="P4" style:family="paragraph" style:parent-style-name="Standard" style:list-style-name="L1"/>
    <style:style style:name="T1" style:family="text">
      <style:text-properties fo:language="en" fo:country="US" fo:font-weight="normal" style:font-weight-asian="normal" style:font-weight-complex="normal"/>
    </style:style>
    <style:style style:name="T2"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text:p>
      <text:p text:style-name="P1"/>
      <text:list xml:id="list1600809830" text:style-name="L1">
        <text:list-item>
          <text:p text:style-name="P3">Hello everyone, my name is Łukasz Grądzki and this is the presentation of my master thesis</text:p>
        </text:list-item>
        <text:list-item>
          <text:p text:style-name="P3">The title is as follows: ...</text:p>
        </text:list-item>
        <text:list-item>
          <text:p text:style-name="P3">The project was supervised by Jesus Bermúdez and consulted with Arantza Illarramendi</text:p>
        </text:list-item>
      </text:list>
      <text:p text:style-name="P2"/>
      <text:p text:style-name="P2"/>
      <text:list xml:id="list265376016" text:continue-numbering="true" text:style-name="L1">
        <text:list-item>
          <text:p text:style-name="P4"><text:span text:style-name="T1">At the beginning I will present the motivation of the thesis …</text:span></text:p>
        </text:list-item>
      </text:list>
      <text:p text:style-name="Standard"><text:span text:style-name="T1"/></text:p>
      <text:p text:style-name="Standard"><text:span text:style-name="T1"/></text:p>
      <text:list xml:id="list1845360389" text:continue-numbering="true" text:style-name="L1">
        <text:list-item>
          <text:p text:style-name="P4"><text:span text:style-name="T1">Let's start from presenting the reasons why Virtuoso and the functionalities it provides are the main subject of this study...</text:span></text:p>
        </text:list-item>
        <text:list-item>
          <text:p text:style-name="P4"><text:span text:style-name="T1">According to many independent performance tests and benchmarks comparing different leading triple stores that are available on the market, it comes out that Virtuoso has the best performance in most of the trials.</text:span></text:p>
        </text:list-item>
        <text:list-item>
          <text:p text:style-name="P4"><text:span text:style-name="T1">However, there's a certain problem regarding its documentation – there are available detailed and voluminous handbooks and manuals or thin tutorials describing only few options of the system.</text:span></text:p>
        </text:list-item>
        <text:list-item>
          <text:p text:style-name="P4"><text:span text:style-name="T1">There exists a gap..</text:span></text:p>
        </text:list-item>
      </text:list>
      <text:p text:style-name="Standard"><text:span text:style-name="T1"/></text:p>
      <text:p text:style-name="Standard"><text:span text:style-name="T1"/></text:p>
      <text:list xml:id="list2014130844" text:continue-numbering="true" text:style-name="L1">
        <text:list-item>
          <text:p text:style-name="P4"><text:span text:style-name="T1">Before presenting the system itself, I would introduce some basic concepts that form the global Linked Data and the technologies that it is based on.</text:span></text:p>
        </text:list-item>
        <text:list-item>
          <text:p text:style-name="P4"><text:span text:style-name="T1">Semantic Web is a set of concepts focused on definition and publication of the standards regarding content descriptions on the Internet. </text:span></text:p>
        </text:list-item>
        <text:list-item>
          <text:p text:style-name="P4"><text:span text:style-name="T1">The main objective of these standards is to provide the content in a form convenient for the effective information processing by the software. </text:span></text:p>
        </text:list-item>
        <text:list-item>
          <text:p text:style-name="P4"><text:span text:style-name="T1">Semantic Web was an idea of Tim Berners-Lee</text:span></text:p>
        </text:list-item>
        <text:list-item>
          <text:p text:style-name="P4"><text:span text:style-name="T1">The global interconnected data space created by the Semantic Web resources is also called Linked Data</text:span></text:p>
        </text:list-item>
        <text:list-item>
          <text:p text:style-name="P4"><text:span text:style-name="T1">The first principle states that the data items should be accessible under the HTTP URI protocol</text:span></text:p>
        </text:list-item>
        <text:list-item>
          <text:p text:style-name="P4"><text:span text:style-name="T2">SUBJECT</text:span><text:span text:style-name="T1"> is an URI that identifies the resource, whereas the </text:span><text:span text:style-name="T2">OBJECT</text:span><text:span text:style-name="T1"> is a literal value (usually a string or a number) or the URI of the related resource. The type of the relation between the </text:span><text:span text:style-name="T2">subject</text:span><text:span text:style-name="T1"> and </text:span><text:span text:style-name="T2">object</text:span><text:span text:style-name="T1"> is defined by the </text:span><text:span text:style-name="T2">PREDICATE</text:span><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meta:initial-creator>
    <meta:creation-date>2012-09-24T11:58:30</meta:creation-date>
    <meta:generator>LibreOffice/3.5$Linux_x86 LibreOffice_project/350m1$Build-2</meta:generator>
    <dc:date>2012-09-24T13:58:01</dc:date>
    <dc:creator>lukasz </dc:creator>
    <meta:editing-duration>PT1H51M47S</meta:editing-duration>
    <meta:editing-cycles>10</meta:editing-cycles>
    <meta:document-statistic meta:table-count="0" meta:image-count="0" meta:object-count="0" meta:page-count="1" meta:paragraph-count="16" meta:word-count="299" meta:character-count="1753" meta:non-whitespace-character-count="1476"/>
  </office:meta>
</office:document-meta>
</file>